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3.0pt" fo:color="#681a1d" fo:background-color="#ebeced"/>
    </style:style>
    <style:style style:name="P2" style:family="paragraph" style:parent-style-name="Standard">
      <style:text-properties style:font-name="Menlo" fo:font-size="13.0pt" fo:color="#242629" fo:background-color="#ebeced"/>
    </style:style>
    <style:style style:name="P3" style:family="paragraph" style:parent-style-name="Standard">
      <style:text-properties style:font-name="Arial" fo:font-size="13.0pt" fo:color="#1b1d1f"/>
    </style:style>
    <style:style style:name="T1" style:family="text">
      <style:text-properties fo:letter-spacing="0.0000in" fo:color="#0d0081"/>
    </style:style>
    <style:style style:name="T2" style:family="text">
      <style:text-properties fo:letter-spacing="0.0000in" fo:color="#242629"/>
    </style:style>
    <style:style style:name="T3" style:family="text">
      <style:text-properties fo:letter-spacing="0.0000in"/>
    </style:style>
    <style:style style:name="T4" style:family="text">
      <style:text-properties fo:letter-spacing="0.0000in" fo:color="#681a1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onst</text:span><text:span text:style-name="T2"><text:s/>pathsplit = </text:span><text:span text:style-name="T3">"file:///storage/emulated/0/Android/data/com.myApp/cache/1535369478970-cropped.jpg"</text:span><text:span text:style-name="T2">.split(</text:span><text:span text:style-name="T3">'/'</text:span><text:span text:style-name="T2">);</text:span></text:p>
      <text:p text:style-name="P2"><text:span text:style-name="T3">filename = pathsplit[pathsplit.length-</text:span><text:span text:style-name="T4">1</text:span><text:span text:style-name="T3">];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